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196cm"/>
    </style:style>
    <style:style style:name="Column2" style:family="table-column">
      <style:table-column-properties style:column-width="5.212cm"/>
    </style:style>
    <style:style style:name="Column3" style:family="table-column">
      <style:table-column-properties style:column-width="4.974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9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0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9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10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Order</text:span><text:span text:style-name="T1_2"><text:s/></text:span><text:span text:style-name="T1_3">of</text:span><text:span text:style-name="T1_4"><text:s/></text:span><text:span text:style-name="T1_5">Precedence</text:span><text:span text:style-name="T1_6"><text:s/></text:span><text:span text:style-name="T1_7">of</text:span><text:span text:style-name="T1_8"><text:s/></text:span><text:span text:style-name="T1_9">C</text:span><text:span text:style-name="T1_10">++<text:s/></text:span><text:span text:style-name="T1_11">Operations</text:span></text:p>
      <text:p text:style-name="P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"><text:span text:style-name="T3_1">Precedence</text:span></text:p>
          </table:table-cell>
          <table:table-cell table:style-name="Cell2">
            <text:p text:style-name="P4"><text:span text:style-name="T4_1">Operator</text:span></text:p>
          </table:table-cell>
          <table:table-cell table:style-name="Cell3">
            <text:p text:style-name="P5"><text:span text:style-name="T5_1">Description</text:span></text:p>
          </table:table-cell>
          <table:table-cell table:style-name="Cell4">
            <text:p text:style-name="P6"><text:span text:style-name="T6_1">Associativity</text:span></text:p>
          </table:table-cell>
        </table:table-row>
        <table:table-row table:style-name="Row2">
          <table:table-cell table:style-name="Cell5">
            <text:p text:style-name="P7"><text:span text:style-name="T7_1">1</text:span></text:p>
          </table:table-cell>
          <table:table-cell table:style-name="Cell6">
            <text:p text:style-name="P8"><text:span text:style-name="T8_1">::</text:span></text:p>
          </table:table-cell>
          <table:table-cell table:style-name="Cell7">
            <text:p text:style-name="P9"><text:span text:style-name="T9_1">Scope</text:span><text:span text:style-name="T9_2"><text:s/></text:span><text:span text:style-name="T9_3">Resolution</text:span></text:p>
          </table:table-cell>
          <table:table-cell table:style-name="Cell8">
            <text:p text:style-name="P10"><text:span text:style-name="T10_1">Left</text:span><text:span text:style-name="T10_2">-</text:span><text:span text:style-name="T10_3">to</text:span><text:span text:style-name="T10_4">-</text:span><text:span text:style-name="T10_5">Right</text:span></text:p>
          </table:table-cell>
        </table:table-row>
        <table:table-row table:style-name="Row3">
          <table:table-cell table:style-name="Cell9">
            <text:p text:style-name="P11"><text:span text:style-name="T11_1">2</text:span></text:p>
          </table:table-cell>
          <table:table-cell table:style-name="Cell10">
            <text:p text:style-name="P12"><text:span text:style-name="T12_1">++<text:s text:c="3"/>--</text:span></text:p>
            <text:p text:style-name="P13"><text:span text:style-name="T13_1">(<text:s/>)</text:span></text:p>
            <text:p text:style-name="P14"><text:span text:style-name="T14_1">[<text:s/>]</text:span></text:p>
            <text:p text:style-name="P15"><text:span text:style-name="T15_1">.</text:span></text:p>
            <text:p text:style-name="P16"><text:span text:style-name="T16_1">-&gt;</text:span></text:p>
          </table:table-cell>
          <table:table-cell table:style-name="Cell11">
            <text:p text:style-name="P17"><text:span text:style-name="T17_1">Suffix</text:span><text:span text:style-name="T17_2">/</text:span><text:span text:style-name="T17_3">postfix</text:span><text:span text:style-name="T17_4"><text:s/></text:span><text:span text:style-name="T17_5">increment</text:span><text:span text:style-name="T17_6"><text:s/></text:span><text:span text:style-name="T17_7">and</text:span><text:span text:style-name="T17_8"><text:s/></text:span><text:span text:style-name="T17_9">decrement</text:span></text:p>
            <text:p text:style-name="P18"><text:span text:style-name="T18_1">Function</text:span><text:span text:style-name="T18_2"><text:s/></text:span><text:span text:style-name="T18_3">call</text:span></text:p>
            <text:p text:style-name="P19"><text:span text:style-name="T19_1">Array</text:span><text:span text:style-name="T19_2"><text:s/></text:span><text:span text:style-name="T19_3">subscripting</text:span></text:p>
            <text:p text:style-name="P20"><text:span text:style-name="T20_1">Element</text:span><text:span text:style-name="T20_2"><text:s/></text:span><text:span text:style-name="T20_3">selection</text:span><text:span text:style-name="T20_4"><text:s/></text:span><text:span text:style-name="T20_5">by</text:span><text:span text:style-name="T20_6"><text:s/></text:span><text:span text:style-name="T20_7">reference</text:span></text:p>
            <text:p text:style-name="P21"><text:span text:style-name="T21_1">Element</text:span><text:span text:style-name="T21_2"><text:s/></text:span><text:span text:style-name="T21_3">selection</text:span><text:span text:style-name="T21_4"><text:s/></text:span><text:span text:style-name="T21_5">through</text:span><text:span text:style-name="T21_6"><text:s/></text:span><text:span text:style-name="T21_7">pointer</text:span></text:p>
          </table:table-cell>
          <table:table-cell table:style-name="Cell12">
            <text:p text:style-name="P22"><text:span text:style-name="T22_1">Left</text:span><text:span text:style-name="T22_2">-</text:span><text:span text:style-name="T22_3">to</text:span><text:span text:style-name="T22_4">-</text:span><text:span text:style-name="T22_5">Right</text:span></text:p>
          </table:table-cell>
        </table:table-row>
        <table:table-row table:style-name="Row4">
          <table:table-cell table:style-name="Cell13">
            <text:p text:style-name="P23"><text:span text:style-name="T23_1">3</text:span></text:p>
          </table:table-cell>
          <table:table-cell table:style-name="Cell14">
            <text:p text:style-name="P24"><text:span text:style-name="T24_1">++<text:s text:c="3"/>--</text:span></text:p>
            <text:p text:style-name="P25"/>
            <text:p text:style-name="P26"><text:span text:style-name="T26_1">+<text:s text:c="2"/>-</text:span></text:p>
            <text:p text:style-name="P27"><text:span text:style-name="T27_1">!<text:s text:c="2"/>~</text:span></text:p>
            <text:p text:style-name="P28"><text:span text:style-name="T28_1">(</text:span><text:span text:style-name="T28_2">type</text:span><text:span text:style-name="T28_3">)</text:span></text:p>
            <text:p text:style-name="P29"><text:span text:style-name="T29_1">*</text:span></text:p>
            <text:p text:style-name="P30"><text:span text:style-name="T30_1">&amp;</text:span></text:p>
            <text:p text:style-name="P31"><text:span text:style-name="T31_1">sizeof</text:span></text:p>
            <text:p text:style-name="P32"><text:span text:style-name="T32_1">new</text:span><text:span text:style-name="T32_2">,<text:s/></text:span><text:span text:style-name="T32_3">new</text:span><text:span text:style-name="T32_4">[<text:s/>]</text:span></text:p>
            <text:p text:style-name="P33"><text:span text:style-name="T33_1">delete</text:span><text:span text:style-name="T33_2">,<text:s/></text:span><text:span text:style-name="T33_3">delete</text:span><text:span text:style-name="T33_4">[<text:s/>]</text:span></text:p>
          </table:table-cell>
          <table:table-cell table:style-name="Cell15">
            <text:p text:style-name="P34"><text:span text:style-name="T34_1">Prefix</text:span><text:span text:style-name="T34_2"><text:s/></text:span><text:span text:style-name="T34_3">increment</text:span><text:span text:style-name="T34_4"><text:s/></text:span><text:span text:style-name="T34_5">and</text:span><text:span text:style-name="T34_6"><text:s/></text:span><text:span text:style-name="T34_7">decrement</text:span></text:p>
            <text:p text:style-name="P35"><text:span text:style-name="T35_1">Unary</text:span><text:span text:style-name="T35_2"><text:s/></text:span><text:span text:style-name="T35_3">plus</text:span><text:span text:style-name="T35_4"><text:s/></text:span><text:span text:style-name="T35_5">and</text:span><text:span text:style-name="T35_6"><text:s/></text:span><text:span text:style-name="T35_7">minus</text:span></text:p>
            <text:p text:style-name="P36"><text:span text:style-name="T36_1">Logical</text:span><text:span text:style-name="T36_2"><text:s/></text:span><text:span text:style-name="T36_3">NOT</text:span><text:span text:style-name="T36_4"><text:s/></text:span><text:span text:style-name="T36_5">and</text:span><text:span text:style-name="T36_6"><text:s/></text:span><text:span text:style-name="T36_7">bitwise</text:span><text:span text:style-name="T36_8"><text:s/></text:span><text:span text:style-name="T36_9">NOT</text:span></text:p>
            <text:p text:style-name="P37"><text:span text:style-name="T37_1">Type</text:span><text:span text:style-name="T37_2"><text:s/></text:span><text:span text:style-name="T37_3">cast</text:span></text:p>
            <text:p text:style-name="P38"><text:span text:style-name="T38_1">indirection</text:span><text:span text:style-name="T38_2"><text:s/>(</text:span><text:span text:style-name="T38_3">deference</text:span><text:span text:style-name="T38_4">)</text:span></text:p>
            <text:p text:style-name="P39"><text:span text:style-name="T39_1">Address</text:span><text:span text:style-name="T39_2">-</text:span><text:span text:style-name="T39_3">of</text:span></text:p>
            <text:p text:style-name="P40"><text:span text:style-name="T40_1">Size</text:span><text:span text:style-name="T40_2">-</text:span><text:span text:style-name="T40_3">of</text:span></text:p>
            <text:p text:style-name="P41"><text:span text:style-name="T41_1">Dynamic</text:span><text:span text:style-name="T41_2"><text:s/></text:span><text:span text:style-name="T41_3">memory</text:span><text:span text:style-name="T41_4"><text:s/></text:span><text:span text:style-name="T41_5">allocation</text:span></text:p>
            <text:p text:style-name="P42"><text:span text:style-name="T42_1">Dynamic</text:span><text:span text:style-name="T42_2"><text:s/></text:span><text:span text:style-name="T42_3">memory</text:span><text:span text:style-name="T42_4"><text:s/></text:span><text:span text:style-name="T42_5">de</text:span><text:span text:style-name="T42_6">-</text:span><text:span text:style-name="T42_7">allocation</text:span></text:p>
          </table:table-cell>
          <table:table-cell table:style-name="Cell16">
            <text:p text:style-name="P43"><text:span text:style-name="T43_1">Right</text:span><text:span text:style-name="T43_2">-</text:span><text:span text:style-name="T43_3">to</text:span><text:span text:style-name="T43_4">-</text:span><text:span text:style-name="T43_5">Left</text:span></text:p>
          </table:table-cell>
        </table:table-row>
        <table:table-row table:style-name="Row5">
          <table:table-cell table:style-name="Cell17">
            <text:p text:style-name="P44"><text:span text:style-name="T44_1">4</text:span></text:p>
          </table:table-cell>
          <table:table-cell table:style-name="Cell18">
            <text:p text:style-name="P45"><text:span text:style-name="T45_1">.*<text:s text:c="3"/>-&gt;*</text:span></text:p>
          </table:table-cell>
          <table:table-cell table:style-name="Cell19">
            <text:p text:style-name="P46"><text:span text:style-name="T46_1">Pointer</text:span><text:span text:style-name="T46_2"><text:s/></text:span><text:span text:style-name="T46_3">to</text:span><text:span text:style-name="T46_4"><text:s/></text:span><text:span text:style-name="T46_5">member</text:span></text:p>
          </table:table-cell>
          <table:table-cell table:style-name="Cell20">
            <text:p text:style-name="P47"><text:span text:style-name="T47_1">Left</text:span><text:span text:style-name="T47_2">-</text:span><text:span text:style-name="T47_3">to</text:span><text:span text:style-name="T47_4">-</text:span><text:span text:style-name="T47_5">Right</text:span></text:p>
          </table:table-cell>
        </table:table-row>
        <table:table-row table:style-name="Row6">
          <table:table-cell table:style-name="Cell21">
            <text:p text:style-name="P48"><text:span text:style-name="T48_1">5</text:span></text:p>
          </table:table-cell>
          <table:table-cell table:style-name="Cell22">
            <text:p text:style-name="P49"><text:span text:style-name="T49_1">*<text:s text:c="3"/>/<text:s text:c="3"/>%</text:span></text:p>
          </table:table-cell>
          <table:table-cell table:style-name="Cell23">
            <text:p text:style-name="P50"><text:span text:style-name="T50_1">Multiplication</text:span><text:span text:style-name="T50_2">,<text:s/></text:span><text:span text:style-name="T50_3">division</text:span><text:span text:style-name="T50_4">,<text:s/></text:span><text:span text:style-name="T50_5">and</text:span><text:span text:style-name="T50_6"><text:s/></text:span><text:span text:style-name="T50_7">remainder</text:span></text:p>
          </table:table-cell>
          <table:table-cell table:style-name="Cell24">
            <text:p text:style-name="P51"><text:span text:style-name="T51_1">Left</text:span><text:span text:style-name="T51_2">-</text:span><text:span text:style-name="T51_3">to</text:span><text:span text:style-name="T51_4">-</text:span><text:span text:style-name="T51_5">Right</text:span></text:p>
          </table:table-cell>
        </table:table-row>
        <table:table-row table:style-name="Row7">
          <table:table-cell table:style-name="Cell25">
            <text:p text:style-name="P52"><text:span text:style-name="T52_1">6</text:span></text:p>
          </table:table-cell>
          <table:table-cell table:style-name="Cell26">
            <text:p text:style-name="P53"><text:span text:style-name="T53_1">+<text:s text:c="2"/>-</text:span></text:p>
          </table:table-cell>
          <table:table-cell table:style-name="Cell27">
            <text:p text:style-name="P54"><text:span text:style-name="T54_1">Addition</text:span><text:span text:style-name="T54_2"><text:s/></text:span><text:span text:style-name="T54_3">and</text:span><text:span text:style-name="T54_4"><text:s/></text:span><text:span text:style-name="T54_5">subtraction</text:span></text:p>
          </table:table-cell>
          <table:table-cell table:style-name="Cell28">
            <text:p text:style-name="P55"><text:span text:style-name="T55_1">Left</text:span><text:span text:style-name="T55_2">-</text:span><text:span text:style-name="T55_3">to</text:span><text:span text:style-name="T55_4">-</text:span><text:span text:style-name="T55_5">Right</text:span></text:p>
          </table:table-cell>
        </table:table-row>
        <table:table-row table:style-name="Row8">
          <table:table-cell table:style-name="Cell29">
            <text:p text:style-name="P56"><text:span text:style-name="T56_1">7</text:span></text:p>
          </table:table-cell>
          <table:table-cell table:style-name="Cell30">
            <text:p text:style-name="P57"><text:span text:style-name="T57_1">&lt;&lt;<text:s text:c="2"/>&gt;&gt;</text:span></text:p>
          </table:table-cell>
          <table:table-cell table:style-name="Cell31">
            <text:p text:style-name="P58"><text:span text:style-name="T58_1">Bitwise</text:span><text:span text:style-name="T58_2"><text:s/></text:span><text:span text:style-name="T58_3">left</text:span><text:span text:style-name="T58_4"><text:s/></text:span><text:span text:style-name="T58_5">shift</text:span><text:span text:style-name="T58_6"><text:s/></text:span><text:span text:style-name="T58_7">and</text:span><text:span text:style-name="T58_8"><text:s/></text:span><text:span text:style-name="T58_9">right</text:span><text:span text:style-name="T58_10"><text:s/></text:span><text:span text:style-name="T58_11">shift</text:span></text:p>
          </table:table-cell>
          <table:table-cell table:style-name="Cell32">
            <text:p text:style-name="P59"><text:span text:style-name="T59_1">Left</text:span><text:span text:style-name="T59_2">-</text:span><text:span text:style-name="T59_3">to</text:span><text:span text:style-name="T59_4">-</text:span><text:span text:style-name="T59_5">Right</text:span></text:p>
          </table:table-cell>
        </table:table-row>
        <table:table-row table:style-name="Row9">
          <table:table-cell table:style-name="Cell33">
            <text:p text:style-name="P60"><text:span text:style-name="T60_1">8</text:span></text:p>
          </table:table-cell>
          <table:table-cell table:style-name="Cell34">
            <text:p text:style-name="P61"><text:span text:style-name="T61_1">&lt;<text:s text:c="2"/>&lt;=</text:span></text:p>
            <text:p text:style-name="P62"/>
            <text:p text:style-name="P63"><text:span text:style-name="T63_1">&gt;<text:s text:c="2"/>&gt;=</text:span></text:p>
          </table:table-cell>
          <table:table-cell table:style-name="Cell35">
            <text:p text:style-name="P64"><text:span text:style-name="T64_1">For</text:span><text:span text:style-name="T64_2"><text:s/></text:span><text:span text:style-name="T64_3">relational</text:span><text:span text:style-name="T64_4"><text:s/></text:span><text:span text:style-name="T64_5">operators</text:span><text:span text:style-name="T64_6"><text:s/>&lt;<text:s/></text:span><text:span text:style-name="T64_7">and</text:span><text:span text:style-name="T64_8"><text:s/></text:span><text:span text:style-name="T64_9">≤<text:s/></text:span><text:span text:style-name="T64_10">respectively</text:span></text:p>
            <text:p text:style-name="P65"><text:span text:style-name="T65_1">For</text:span><text:span text:style-name="T65_2"><text:s/></text:span><text:span text:style-name="T65_3">relational</text:span><text:span text:style-name="T65_4"><text:s/></text:span><text:span text:style-name="T65_5">operators</text:span><text:span text:style-name="T65_6"><text:s/>&gt;<text:s/></text:span><text:span text:style-name="T65_7">and</text:span><text:span text:style-name="T65_8"><text:s/></text:span><text:span text:style-name="T65_9">≥<text:s/></text:span><text:span text:style-name="T65_10">respectively</text:span></text:p>
          </table:table-cell>
          <table:table-cell table:style-name="Cell36">
            <text:p text:style-name="P66"><text:span text:style-name="T66_1">Left</text:span><text:span text:style-name="T66_2">-</text:span><text:span text:style-name="T66_3">to</text:span><text:span text:style-name="T66_4">-</text:span><text:span text:style-name="T66_5">Right</text:span></text:p>
          </table:table-cell>
        </table:table-row>
        <table:table-row table:style-name="Row10">
          <table:table-cell table:style-name="Cell37">
            <text:p text:style-name="P67"><text:span text:style-name="T67_1">9</text:span></text:p>
          </table:table-cell>
          <table:table-cell table:style-name="Cell38">
            <text:p text:style-name="P68"><text:span text:style-name="T68_1">==<text:s text:c="2"/>!=</text:span></text:p>
          </table:table-cell>
          <table:table-cell table:style-name="Cell39">
            <text:p text:style-name="P69"><text:span text:style-name="T69_1">For</text:span><text:span text:style-name="T69_2"><text:s/></text:span><text:span text:style-name="T69_3">relational</text:span><text:span text:style-name="T69_4"><text:s/>=<text:s/></text:span><text:span text:style-name="T69_5">and</text:span><text:span text:style-name="T69_6"><text:s/></text:span><text:span text:style-name="T69_7">≠<text:s/></text:span><text:span text:style-name="T69_8">repectively</text:span></text:p>
          </table:table-cell>
          <table:table-cell table:style-name="Cell40">
            <text:p text:style-name="P70"><text:span text:style-name="T70_1">Left</text:span><text:span text:style-name="T70_2">-</text:span><text:span text:style-name="T70_3">to</text:span><text:span text:style-name="T70_4">-</text:span><text:span text:style-name="T70_5">Right</text:span></text:p>
          </table:table-cell>
        </table:table-row>
        <table:table-row table:style-name="Row11">
          <table:table-cell table:style-name="Cell41">
            <text:p text:style-name="P71"><text:span text:style-name="T71_1">10</text:span></text:p>
          </table:table-cell>
          <table:table-cell table:style-name="Cell42">
            <text:p text:style-name="P72"><text:span text:style-name="T72_1">&amp;</text:span></text:p>
          </table:table-cell>
          <table:table-cell table:style-name="Cell43">
            <text:p text:style-name="P73"><text:span text:style-name="T73_1">Bitwise</text:span><text:span text:style-name="T73_2"><text:s/></text:span><text:span text:style-name="T73_3">AND</text:span></text:p>
          </table:table-cell>
          <table:table-cell table:style-name="Cell44">
            <text:p text:style-name="P74"><text:span text:style-name="T74_1">Left</text:span><text:span text:style-name="T74_2">-</text:span><text:span text:style-name="T74_3">to</text:span><text:span text:style-name="T74_4">-</text:span><text:span text:style-name="T74_5">Right</text:span></text:p>
          </table:table-cell>
        </table:table-row>
        <table:table-row table:style-name="Row12">
          <table:table-cell table:style-name="Cell45">
            <text:p text:style-name="P75"><text:span text:style-name="T75_1">11</text:span></text:p>
          </table:table-cell>
          <table:table-cell table:style-name="Cell46">
            <text:p text:style-name="P76"><text:span text:style-name="T76_1">^</text:span></text:p>
          </table:table-cell>
          <table:table-cell table:style-name="Cell47">
            <text:p text:style-name="P77"><text:span text:style-name="T77_1">Bitwise</text:span><text:span text:style-name="T77_2"><text:s/></text:span><text:span text:style-name="T77_3">XOR</text:span><text:span text:style-name="T77_4"><text:s/>(</text:span><text:span text:style-name="T77_5">exclusive</text:span><text:span text:style-name="T77_6"><text:s/></text:span><text:span text:style-name="T77_7">or</text:span><text:span text:style-name="T77_8">)</text:span></text:p>
          </table:table-cell>
          <table:table-cell table:style-name="Cell48">
            <text:p text:style-name="P78"><text:span text:style-name="T78_1">Left</text:span><text:span text:style-name="T78_2">-</text:span><text:span text:style-name="T78_3">to</text:span><text:span text:style-name="T78_4">-</text:span><text:span text:style-name="T78_5">Right</text:span></text:p>
          </table:table-cell>
        </table:table-row>
        <table:table-row table:style-name="Row13">
          <table:table-cell table:style-name="Cell49">
            <text:p text:style-name="P79"><text:span text:style-name="T79_1">12</text:span></text:p>
          </table:table-cell>
          <table:table-cell table:style-name="Cell50">
            <text:p text:style-name="P80"><text:span text:style-name="T80_1">|</text:span></text:p>
          </table:table-cell>
          <table:table-cell table:style-name="Cell51">
            <text:p text:style-name="P81"><text:span text:style-name="T81_1">Bitwise</text:span><text:span text:style-name="T81_2"><text:s/></text:span><text:span text:style-name="T81_3">OR</text:span><text:span text:style-name="T81_4"><text:s/>(</text:span><text:span text:style-name="T81_5">inclusive</text:span><text:span text:style-name="T81_6"><text:s/></text:span><text:span text:style-name="T81_7">or</text:span><text:span text:style-name="T81_8">)</text:span></text:p>
          </table:table-cell>
          <table:table-cell table:style-name="Cell52">
            <text:p text:style-name="P82"><text:span text:style-name="T82_1">Left</text:span><text:span text:style-name="T82_2">-</text:span><text:span text:style-name="T82_3">to</text:span><text:span text:style-name="T82_4">-</text:span><text:span text:style-name="T82_5">Right</text:span></text:p>
          </table:table-cell>
        </table:table-row>
        <table:table-row table:style-name="Row14">
          <table:table-cell table:style-name="Cell53">
            <text:p text:style-name="P83"><text:span text:style-name="T83_1">13</text:span></text:p>
          </table:table-cell>
          <table:table-cell table:style-name="Cell54">
            <text:p text:style-name="P84"><text:span text:style-name="T84_1">&amp;&amp;</text:span></text:p>
          </table:table-cell>
          <table:table-cell table:style-name="Cell55">
            <text:p text:style-name="P85"><text:span text:style-name="T85_1">Logical</text:span><text:span text:style-name="T85_2"><text:s/></text:span><text:span text:style-name="T85_3">AND</text:span></text:p>
          </table:table-cell>
          <table:table-cell table:style-name="Cell56">
            <text:p text:style-name="P86"><text:span text:style-name="T86_1">Left</text:span><text:span text:style-name="T86_2">-</text:span><text:span text:style-name="T86_3">to</text:span><text:span text:style-name="T86_4">-</text:span><text:span text:style-name="T86_5">Right</text:span></text:p>
          </table:table-cell>
        </table:table-row>
        <table:table-row table:style-name="Row15">
          <table:table-cell table:style-name="Cell57">
            <text:p text:style-name="P87"><text:span text:style-name="T87_1">14</text:span></text:p>
          </table:table-cell>
          <table:table-cell table:style-name="Cell58">
            <text:p text:style-name="P88"><text:span text:style-name="T88_1">||</text:span></text:p>
          </table:table-cell>
          <table:table-cell table:style-name="Cell59">
            <text:p text:style-name="P89"><text:span text:style-name="T89_1">Logical</text:span><text:span text:style-name="T89_2"><text:s/></text:span><text:span text:style-name="T89_3">OR</text:span></text:p>
          </table:table-cell>
          <table:table-cell table:style-name="Cell60">
            <text:p text:style-name="P90"><text:span text:style-name="T90_1">Left</text:span><text:span text:style-name="T90_2">-</text:span><text:span text:style-name="T90_3">to</text:span><text:span text:style-name="T90_4">-</text:span><text:span text:style-name="T90_5">Right</text:span></text:p>
          </table:table-cell>
        </table:table-row>
        <table:table-row table:style-name="Row16">
          <table:table-cell table:style-name="Cell61">
            <text:p text:style-name="P91"><text:span text:style-name="T91_1">15</text:span></text:p>
          </table:table-cell>
          <table:table-cell table:style-name="Cell62">
            <text:p text:style-name="P92"><text:span text:style-name="T92_1">?:</text:span></text:p>
            <text:p text:style-name="P93"><text:span text:style-name="T93_1">=</text:span></text:p>
            <text:p text:style-name="P94"/>
            <text:p text:style-name="P95"><text:span text:style-name="T95_1">+=<text:s text:c="2"/>-=</text:span></text:p>
            <text:p text:style-name="P96"/>
            <text:p text:style-name="P97"><text:span text:style-name="T97_1">*=<text:s text:c="2"/>/=<text:s text:c="2"/>%=</text:span></text:p>
            <text:p text:style-name="P98"/>
            <text:p text:style-name="P99"><text:span text:style-name="T99_1">&lt;&lt;=<text:s text:c="2"/>&gt;&gt;=</text:span></text:p>
            <text:p text:style-name="P100"/>
            <text:p text:style-name="P101"><text:span text:style-name="T101_1">&amp;=<text:s text:c="2"/>^=<text:s text:c="2"/>|=</text:span></text:p>
          </table:table-cell>
          <table:table-cell table:style-name="Cell63">
            <text:p text:style-name="P102"><text:span text:style-name="T102_1">Ternary</text:span><text:span text:style-name="T102_2"><text:s/></text:span><text:span text:style-name="T102_3">Conditional</text:span></text:p>
            <text:p text:style-name="P103"><text:span text:style-name="T103_1">Direct</text:span><text:span text:style-name="T103_2"><text:s/></text:span><text:span text:style-name="T103_3">Assignment</text:span><text:span text:style-name="T103_4"><text:s/>(</text:span><text:span text:style-name="T103_5">provided</text:span><text:span text:style-name="T103_6"><text:s/></text:span><text:span text:style-name="T103_7">by</text:span><text:span text:style-name="T103_8"><text:s/></text:span><text:span text:style-name="T103_9">default</text:span><text:span text:style-name="T103_10"><text:s/></text:span><text:span text:style-name="T103_11">for</text:span><text:span text:style-name="T103_12"><text:s/></text:span><text:span text:style-name="T103_13">C</text:span><text:span text:style-name="T103_14">++<text:s/></text:span><text:span text:style-name="T103_15">classes</text:span><text:span text:style-name="T103_16">)</text:span></text:p>
            <text:p text:style-name="P104"><text:span text:style-name="T104_1">Assignment</text:span><text:span text:style-name="T104_2"><text:s/></text:span><text:span text:style-name="T104_3">by</text:span><text:span text:style-name="T104_4"><text:s/></text:span><text:span text:style-name="T104_5">sum</text:span><text:span text:style-name="T104_6"><text:s/></text:span><text:span text:style-name="T104_7">and</text:span><text:span text:style-name="T104_8"><text:s/></text:span><text:span text:style-name="T104_9">difference</text:span></text:p>
            <text:p text:style-name="P105"><text:span text:style-name="T105_1">Assignment</text:span><text:span text:style-name="T105_2"><text:s/></text:span><text:span text:style-name="T105_3">by</text:span><text:span text:style-name="T105_4"><text:s/></text:span><text:span text:style-name="T105_5">product</text:span><text:span text:style-name="T105_6">,<text:s/></text:span><text:span text:style-name="T105_7">quotient</text:span><text:span text:style-name="T105_8"><text:s/></text:span><text:span text:style-name="T105_9">and</text:span><text:span text:style-name="T105_10"><text:s/></text:span><text:span text:style-name="T105_11">remainder</text:span></text:p>
            <text:p text:style-name="P106"><text:span text:style-name="T106_1">Assignment</text:span><text:span text:style-name="T106_2"><text:s/></text:span><text:span text:style-name="T106_3">by</text:span><text:span text:style-name="T106_4"><text:s/></text:span><text:span text:style-name="T106_5">bitwise</text:span><text:span text:style-name="T106_6"><text:s/></text:span><text:span text:style-name="T106_7">left</text:span><text:span text:style-name="T106_8"><text:s/></text:span><text:span text:style-name="T106_9">shift</text:span><text:span text:style-name="T106_10"><text:s/></text:span><text:span text:style-name="T106_11">and</text:span><text:span text:style-name="T106_12"><text:s/></text:span><text:span text:style-name="T106_13">right</text:span><text:span text:style-name="T106_14"><text:s/></text:span><text:span text:style-name="T106_15">shift</text:span></text:p>
            <text:p text:style-name="P107"><text:span text:style-name="T107_1">Assignment</text:span><text:span text:style-name="T107_2"><text:s/></text:span><text:span text:style-name="T107_3">by</text:span><text:span text:style-name="T107_4"><text:s/></text:span><text:span text:style-name="T107_5">bitwise</text:span><text:span text:style-name="T107_6"><text:s/></text:span><text:span text:style-name="T107_7">AND</text:span><text:span text:style-name="T107_8">,<text:s/></text:span><text:span text:style-name="T107_9">XOR</text:span><text:span text:style-name="T107_10">,<text:s/></text:span><text:span text:style-name="T107_11">and</text:span><text:span text:style-name="T107_12"><text:s/></text:span><text:span text:style-name="T107_13">OR</text:span></text:p>
          </table:table-cell>
          <table:table-cell table:style-name="Cell64">
            <text:p text:style-name="P108"><text:span text:style-name="T108_1">Right</text:span><text:span text:style-name="T108_2">-</text:span><text:span text:style-name="T108_3">to</text:span><text:span text:style-name="T108_4">-</text:span><text:span text:style-name="T108_5">Left</text:span></text:p>
          </table:table-cell>
        </table:table-row>
        <table:table-row table:style-name="Row17">
          <table:table-cell table:style-name="Cell65">
            <text:p text:style-name="P109"><text:span text:style-name="T109_1">16</text:span></text:p>
          </table:table-cell>
          <table:table-cell table:style-name="Cell66">
            <text:p text:style-name="P110"><text:span text:style-name="T110_1">throw</text:span></text:p>
          </table:table-cell>
          <table:table-cell table:style-name="Cell67">
            <text:p text:style-name="P111"><text:span text:style-name="T111_1">Throw</text:span><text:span text:style-name="T111_2"><text:s/></text:span><text:span text:style-name="T111_3">operator</text:span><text:span text:style-name="T111_4"><text:s/>(</text:span><text:span text:style-name="T111_5">for</text:span><text:span text:style-name="T111_6"><text:s/></text:span><text:span text:style-name="T111_7">exceptions</text:span><text:span text:style-name="T111_8">)</text:span></text:p>
          </table:table-cell>
          <table:table-cell table:style-name="Cell68">
            <text:p text:style-name="P112"><text:span text:style-name="T112_1">Right</text:span><text:span text:style-name="T112_2">-</text:span><text:span text:style-name="T112_3">to</text:span><text:span text:style-name="T112_4">-</text:span><text:span text:style-name="T112_5">Left</text:span></text:p>
          </table:table-cell>
        </table:table-row>
        <table:table-row table:style-name="Row18">
          <table:table-cell table:style-name="Cell69">
            <text:p text:style-name="P113"><text:span text:style-name="T113_1">17</text:span></text:p>
          </table:table-cell>
          <table:table-cell table:style-name="Cell70">
            <text:p text:style-name="P114"><text:span text:style-name="T114_1">,</text:span></text:p>
          </table:table-cell>
          <table:table-cell table:style-name="Cell71">
            <text:p text:style-name="P115"><text:span text:style-name="T115_1">Comma</text:span></text:p>
          </table:table-cell>
          <table:table-cell table:style-name="Cell72">
            <text:p text:style-name="P116"><text:span text:style-name="T116_1">Left</text:span><text:span text:style-name="T116_2">-</text:span><text:span text:style-name="T116_3">to</text:span><text:span text:style-name="T116_4">-</text:span><text:span text:style-name="T116_5">Right</text:span>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